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Source_Text"><text:span text:style-name="NormalTok">pdf</text:span></text:span></text:span></text:a> (for printing, typically) and <text:a xlink:type="simple" xlink:href="https://csci-1301.github.io/book.odt" office:name=""><text:span text:style-name="Definition">in <text:span text:style-name="Source_Text"><text:span text:style-name="NormalTok">odt</text:span></text:span></text:span></text:a>/<text:a xlink:type="simple" xlink:href="https://csci-1301.github.io/book.docx" office:name=""><text:span text:style-name="Definition"><text:span text:style-name="Source_Text"><text:span text:style-name="NormalTok">docx</text:span></text:span></text:span></text:a> (for editing, typically; <text:span text:style-name="Source_Text"><text:span text:style-name="NormalTok">docx</text:span></text:span> included for Microsoft Word compatibility). Along with <text:a xlink:type="simple" xlink:href="https://csci-1301.github.io/book.html" office:name=""><text:span text:style-name="Definition">the <text:span text:style-name="Source_Text"><text:span text:style-name="NormalTok">html</text:span></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s the lecture notes (in <text:span text:style-name="Source_Text"><text:span text:style-name="NormalTok">pptx</text:span></text:span> and <text:span text:style-name="Source_Text"><text:span text:style-name="NormalTok">pdf</text:span></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e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Source_Text"><text:span text:style-name="NormalTok">md</text:span></text:span>), that’s six; can you make sure you know them all and know their purposes? Looking them up <text:a xlink:type="simple" xlink:href="https://www.wikiwand.com/en/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Source_Text"><text:span text:style-name="NormalTok">html</text:span></text:span> version of our documents (so, on the website), you will always find <text:a xlink:type="simple" xlink:href="#footer" office:name=""><text:span text:style-name="Definition">in the footer</text:span></text:a> links to the <text:span text:style-name="Source_Text"><text:span text:style-name="NormalTok">pdf</text:span></text:span>, <text:span text:style-name="Source_Text"><text:span text:style-name="NormalTok">odt</text:span></text:span>, and <text:span text:style-name="Source_Text"><text:span text:style-name="NormalTok">docx</text:span></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Source_Text"><text:span text:style-name="NormalTok">pdf</text:span></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ca.html" office:name=""><text:span text:style-name="Definition">Undergraduate (or Graduate) Course Assistant (UCA)</text:span></text:a>, are interested in contributing to open-source projects,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and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www.wikiwand.com/en/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 at a cost (it is not necessarily “gratis”), bu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www.wikiwand.com/en/Android_(operating_system)#Licensing" office:name=""><text:span text:style-name="Definition">Android</text:span></text:a> is mostly free, and <text:a xlink:type="simple" xlink:href="https://www.wikiwand.com/en/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through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3Z</meta:creation-date>
    <dc:date>2024-03-27T23:15:43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